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9fe" officeooo:paragraph-rsid="00161092"/>
    </style:style>
    <style:style style:name="P2" style:family="paragraph" style:parent-style-name="Standard">
      <style:text-properties officeooo:rsid="001519fe" officeooo:paragraph-rsid="001519fe"/>
    </style:style>
    <style:style style:name="P3" style:family="paragraph" style:parent-style-name="Standard">
      <style:text-properties officeooo:rsid="00161092" officeooo:paragraph-rsid="00161092"/>
    </style:style>
    <style:style style:name="P4" style:family="paragraph" style:parent-style-name="Standard">
      <style:text-properties officeooo:rsid="00187651" officeooo:paragraph-rsid="00187651"/>
    </style:style>
    <style:style style:name="P5" style:family="paragraph" style:parent-style-name="Standard">
      <style:text-properties officeooo:rsid="0018af41" officeooo:paragraph-rsid="00193868"/>
    </style:style>
    <style:style style:name="P6" style:family="paragraph" style:parent-style-name="Standard">
      <style:text-properties officeooo:rsid="00193868" officeooo:paragraph-rsid="00193868"/>
    </style:style>
    <style:style style:name="P7" style:family="paragraph" style:parent-style-name="Standard">
      <style:text-properties officeooo:rsid="0019f9f7" officeooo:paragraph-rsid="0019f9f7"/>
    </style:style>
    <style:style style:name="P8" style:family="paragraph" style:parent-style-name="Standard">
      <style:text-properties officeooo:rsid="001b297f" officeooo:paragraph-rsid="001d8c2d"/>
    </style:style>
    <style:style style:name="P9" style:family="paragraph" style:parent-style-name="Standard">
      <style:text-properties officeooo:rsid="001c37fa" officeooo:paragraph-rsid="001d8c2d"/>
    </style:style>
    <style:style style:name="P10" style:family="paragraph" style:parent-style-name="Standard">
      <style:text-properties officeooo:rsid="001b297f" officeooo:paragraph-rsid="001c37fa"/>
    </style:style>
    <style:style style:name="P11" style:family="paragraph" style:parent-style-name="Standard">
      <style:text-properties officeooo:paragraph-rsid="001e8283"/>
    </style:style>
    <style:style style:name="P12" style:family="paragraph" style:parent-style-name="Standard">
      <style:text-properties officeooo:rsid="001e8283" officeooo:paragraph-rsid="001e8283"/>
    </style:style>
    <style:style style:name="P13" style:family="paragraph" style:parent-style-name="Standard">
      <style:text-properties officeooo:rsid="00207797" officeooo:paragraph-rsid="00207797"/>
    </style:style>
    <style:style style:name="P14" style:family="paragraph" style:parent-style-name="Standard">
      <style:text-properties officeooo:rsid="00225984" officeooo:paragraph-rsid="00225984"/>
    </style:style>
    <style:style style:name="P15" style:family="paragraph" style:parent-style-name="Standard">
      <style:text-properties officeooo:rsid="00226c46" officeooo:paragraph-rsid="00226c46"/>
    </style:style>
    <style:style style:name="P16" style:family="paragraph" style:parent-style-name="Standard">
      <style:text-properties officeooo:rsid="0024d172" officeooo:paragraph-rsid="0024d172"/>
    </style:style>
    <style:style style:name="P17" style:family="paragraph" style:parent-style-name="Standard">
      <style:text-properties officeooo:rsid="002790db" officeooo:paragraph-rsid="002790db"/>
    </style:style>
    <style:style style:name="P18" style:family="paragraph" style:parent-style-name="Standard">
      <style:text-properties officeooo:rsid="0028522b" officeooo:paragraph-rsid="0028522b"/>
    </style:style>
    <style:style style:name="P19" style:family="paragraph" style:parent-style-name="Standard">
      <style:text-properties officeooo:rsid="002a1c35" officeooo:paragraph-rsid="002a1c35"/>
    </style:style>
    <style:style style:name="P20" style:family="paragraph" style:parent-style-name="Standard">
      <style:text-properties officeooo:rsid="002af896" officeooo:paragraph-rsid="002af896"/>
    </style:style>
    <style:style style:name="P21" style:family="paragraph" style:parent-style-name="Standard">
      <style:text-properties officeooo:rsid="002cb8ad" officeooo:paragraph-rsid="002cb8ad"/>
    </style:style>
    <style:style style:name="P22" style:family="paragraph" style:parent-style-name="Standard">
      <style:text-properties officeooo:rsid="002e953b" officeooo:paragraph-rsid="002e953b"/>
    </style:style>
    <style:style style:name="T1" style:family="text">
      <style:text-properties officeooo:rsid="00161092"/>
    </style:style>
    <style:style style:name="T2" style:family="text">
      <style:text-properties style:text-underline-style="solid" style:text-underline-width="auto" style:text-underline-color="font-color" officeooo:rsid="00226c46"/>
    </style:style>
    <style:style style:name="T3" style:family="text">
      <style:text-properties officeooo:rsid="0016ef83"/>
    </style:style>
    <style:style style:name="T4" style:family="text">
      <style:text-properties officeooo:rsid="0019f9f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b297f"/>
    </style:style>
    <style:style style:name="T7" style:family="text">
      <style:text-properties officeooo:rsid="001c37fa"/>
    </style:style>
    <style:style style:name="T8" style:family="text">
      <style:text-properties officeooo:rsid="001d8c2d"/>
    </style:style>
    <style:style style:name="T9" style:family="text">
      <style:text-properties officeooo:rsid="00214fab"/>
    </style:style>
    <style:style style:name="T10" style:family="text">
      <style:text-properties officeooo:rsid="002635f4"/>
    </style:style>
    <style:style style:name="T11" style:family="text">
      <style:text-properties style:text-underline-style="solid" style:text-underline-width="auto" style:text-underline-color="font-color" officeooo:rsid="0028522b"/>
    </style:style>
    <style:style style:name="T12" style:family="text">
      <style:text-properties officeooo:rsid="002d18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O que é Design?</text:span></text:p>
      <text:p text:style-name="P1">Design é projetar/modificar/mudar –&gt; Mudar uma realidade para se chegar em um resultado, gerar um impacto na vida das pessoas!</text:p>
      <text:p text:style-name="P2"/>
      <text:p text:style-name="P2">Nem sempre um design precisa ser bonito → o resultado esperado por precisar ser ‘feio’!</text:p>
      <text:p text:style-name="P2"/>
      <text:p text:style-name="P3"/>
      <text:p text:style-name="P3">2. <text:span text:style-name="T2">Arte e técnica</text:span></text:p>
      <text:p text:style-name="P3">Mistura de arte e técnica – características <text:span text:style-name="T3">mais </text:span>objetivas<text:span text:style-name="T3">(racionais)</text:span> <text:span text:style-name="T3">do que</text:span> subjetivas</text:p>
      <text:p text:style-name="P4">Escolher de elementos de formas racional para gerar um impacto subjetivo no outro</text:p>
      <text:p text:style-name="P4"/>
      <text:p text:style-name="P5"/>
      <text:p text:style-name="P5">3. <text:span text:style-name="T4">Similaridade</text:span></text:p>
      <text:p text:style-name="P6">a) Objetos de cores/formas semelhantes podem formar uma mesma unidade</text:p>
      <text:p text:style-name="P6">b) Objetos próximos podem formar uma unidade</text:p>
      <text:p text:style-name="P6"/>
      <text:p text:style-name="P7"/>
      <text:p text:style-name="P7">4. <text:span text:style-name="T5">Identidade / </text:span><text:span text:style-name="T6">unidade</text:span></text:p>
      <text:p text:style-name="P8"><text:span text:style-name="T7">É aquilo que dá unicidade, que transmit</text:span><text:span text:style-name="T8">e</text:span><text:span text:style-name="T7"> exclusividade. </text:span></text:p>
      <text:p text:style-name="P9">Pode ser transmitida através de: </text:p>
      <text:p text:style-name="P10">Valores, conceitos, <text:span text:style-name="T7">ideias</text:span>, <text:span text:style-name="T8">histórias, símbolos, </text:span>imagens, <text:span text:style-name="T7">formas, cores</text:span></text:p>
      <text:p text:style-name="P10"/>
      <text:p text:style-name="P11"/>
      <text:p text:style-name="P12">5. <text:span text:style-name="T5">Conceito</text:span></text:p>
      <text:p text:style-name="P13">Comunicação<text:span text:style-name="T9">(transmissão)</text:span> de sentimentos que gerarão impacto a um público alvo-afim</text:p>
      <text:p text:style-name="P14">Porém, devo trnasmitir o conceito que faça sentido para esse público, ou que eu quero que esse público entenda.</text:p>
      <text:p text:style-name="P15">ex.: Interior rural = verde, terra, grama, vegetação / tranquilidade, paz, tempo p a família….</text:p>
      <text:p text:style-name="P15">Porém, pode transmitir ‘sujeira’ dependendo do conceito que meu público-alvo tem do interior rural → nesse caso, preciso trnasmitir outros conceitos como: - limpeza, higiene (cores mais neutras, estilo que lembre leveza...)</text:p>
      <text:p text:style-name="P14"/>
      <text:p text:style-name="P14"/>
      <text:p text:style-name="P15">6. <text:span text:style-name="T5">Composição</text:span></text:p>
      <text:p text:style-name="P15">A identidade de diversos elementos presisam ter relação uns com os outros; Precisam estar em composição</text:p>
      <text:p text:style-name="P16">Ferramentas <text:span text:style-name="T10">de planejamento </text:span>p/ simular a composição de um projeto: Wareframe – Concept-<text:span text:style-name="T10">A</text:span>rt</text:p>
      <text:p text:style-name="P16"/>
      <text:p text:style-name="P16"/>
      <text:p text:style-name="P17">7. <text:span text:style-name="T5">Espaço </text:span><text:span text:style-name="T11">vazio</text:span></text:p>
      <text:p text:style-name="P18">Cuidar com a poluição de elementos:</text:p>
      <text:p text:style-name="P19">Mtos elementos se tornam um único, mesmo que eles sejam diferentes – tendência de compactação</text:p>
      <text:p text:style-name="P17"/>
      <text:p text:style-name="P18"/>
      <text:p text:style-name="P18">8. <text:span text:style-name="T5">Contraste</text:span></text:p>
      <text:p text:style-name="P20">Dar destaque – Destacar um elementos em relação aos demais – diferença de cores, sombras</text:p>
      <text:p text:style-name="P17"/>
      <text:p text:style-name="P17"/>
      <text:p text:style-name="P18">9. <text:span text:style-name="T5">Alinhamento</text:span></text:p>
      <text:p text:style-name="P21">Dificilmente, os elementos na natureza estão alinhados.</text:p>
      <text:p text:style-name="P21">Quando temos elementos alinhados significa que eles foram organizadas de forma não natural, ou foi feito pelo homem – <text:span text:style-name="T12">portanto passa um conceito aceitável pelo homem.</text:span></text:p>
      <text:p text:style-name="P22"><text:soft-page-break/>Dasalinhamento gera muita atenção e incômodo – só pode ser usado em situações muito expecíf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10:11:37.223502968</meta:creation-date>
    <meta:generator>LibreOffice/25.2.5.2$Linux_X86_64 LibreOffice_project/520$Build-2</meta:generator>
    <dc:date>2025-08-08T12:17:31.367443498</dc:date>
    <meta:editing-duration>PT1H55M33S</meta:editing-duration>
    <meta:editing-cycles>24</meta:editing-cycles>
    <meta:document-statistic meta:table-count="0" meta:image-count="0" meta:object-count="0" meta:page-count="2" meta:paragraph-count="30" meta:word-count="306" meta:character-count="2027" meta:non-whitespace-character-count="1742"/>
  </office:meta>
</office:document-meta>
</file>